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0272016666667" calcext:value-type="float">
            <text:p>2.30272</text:p>
          </table:table-cell>
          <table:table-cell office:value-type="float" office:value="2.46480683333333" calcext:value-type="float">
            <text:p>2.46481</text:p>
          </table:table-cell>
          <table:table-cell office:value-type="float" office:value="4.331355" calcext:value-type="float">
            <text:p>4.331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1325583333333" calcext:value-type="float">
            <text:p>2.31326</text:p>
          </table:table-cell>
          <table:table-cell office:value-type="float" office:value="2.43821916666667" calcext:value-type="float">
            <text:p>2.43822</text:p>
          </table:table-cell>
          <table:table-cell office:value-type="float" office:value="4.443417" calcext:value-type="float">
            <text:p>4.443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82912" calcext:value-type="float">
            <text:p>2.28291</text:p>
          </table:table-cell>
          <table:table-cell office:value-type="float" office:value="2.42917366666667" calcext:value-type="float">
            <text:p>2.42917</text:p>
          </table:table-cell>
          <table:table-cell office:value-type="float" office:value="4.227464" calcext:value-type="float">
            <text:p>4.227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662566666667" calcext:value-type="float">
            <text:p>2.24663</text:p>
          </table:table-cell>
          <table:table-cell office:value-type="float" office:value="2.41357941666667" calcext:value-type="float">
            <text:p>2.41358</text:p>
          </table:table-cell>
          <table:table-cell office:value-type="float" office:value="4.257106" calcext:value-type="float">
            <text:p>4.2571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1239825" calcext:value-type="float">
            <text:p>2.2124</text:p>
          </table:table-cell>
          <table:table-cell office:value-type="float" office:value="2.35304616666667" calcext:value-type="float">
            <text:p>2.35305</text:p>
          </table:table-cell>
          <table:table-cell office:value-type="float" office:value="3.688448" calcext:value-type="float">
            <text:p>3.6884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819958333333" calcext:value-type="float">
            <text:p>2.2582</text:p>
          </table:table-cell>
          <table:table-cell office:value-type="float" office:value="2.35215333333333" calcext:value-type="float">
            <text:p>2.35215</text:p>
          </table:table-cell>
          <table:table-cell office:value-type="float" office:value="3.676055" calcext:value-type="float">
            <text:p>3.676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3127483333333" calcext:value-type="float">
            <text:p>2.33127</text:p>
          </table:table-cell>
          <table:table-cell office:value-type="float" office:value="2.54584066666667" calcext:value-type="float">
            <text:p>2.54584</text:p>
          </table:table-cell>
          <table:table-cell office:value-type="float" office:value="4.895487" calcext:value-type="float">
            <text:p>4.895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188283333333" calcext:value-type="float">
            <text:p>2.27188</text:p>
          </table:table-cell>
          <table:table-cell office:value-type="float" office:value="2.31771533333333" calcext:value-type="float">
            <text:p>2.31772</text:p>
          </table:table-cell>
          <table:table-cell office:value-type="float" office:value="4.17293" calcext:value-type="float">
            <text:p>4.172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8652558333333" calcext:value-type="float">
            <text:p>2.18653</text:p>
          </table:table-cell>
          <table:table-cell office:value-type="float" office:value="2.30088433333333" calcext:value-type="float">
            <text:p>2.30088</text:p>
          </table:table-cell>
          <table:table-cell office:value-type="float" office:value="3.151169" calcext:value-type="float">
            <text:p>3.151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848416666667" calcext:value-type="float">
            <text:p>2.29848</text:p>
          </table:table-cell>
          <table:table-cell office:value-type="float" office:value="2.47336916666667" calcext:value-type="float">
            <text:p>2.47337</text:p>
          </table:table-cell>
          <table:table-cell office:value-type="float" office:value="4.27096" calcext:value-type="float">
            <text:p>4.270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8205583333333" calcext:value-type="float">
            <text:p>2.28206</text:p>
          </table:table-cell>
          <table:table-cell office:value-type="float" office:value="2.45013583333333" calcext:value-type="float">
            <text:p>2.45014</text:p>
          </table:table-cell>
          <table:table-cell office:value-type="float" office:value="4.509428" calcext:value-type="float">
            <text:p>4.509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801216666667" calcext:value-type="float">
            <text:p>2.27801</text:p>
          </table:table-cell>
          <table:table-cell office:value-type="float" office:value="2.38522925" calcext:value-type="float">
            <text:p>2.38523</text:p>
          </table:table-cell>
          <table:table-cell office:value-type="float" office:value="3.888704" calcext:value-type="float">
            <text:p>3.88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452483333333" calcext:value-type="float">
            <text:p>2.27452</text:p>
          </table:table-cell>
          <table:table-cell office:value-type="float" office:value="2.44298358333333" calcext:value-type="float">
            <text:p>2.44298</text:p>
          </table:table-cell>
          <table:table-cell office:value-type="float" office:value="3.897701" calcext:value-type="float">
            <text:p>3.89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407358333333" calcext:value-type="float">
            <text:p>2.27407</text:p>
          </table:table-cell>
          <table:table-cell office:value-type="float" office:value="2.44110358333333" calcext:value-type="float">
            <text:p>2.4411</text:p>
          </table:table-cell>
          <table:table-cell office:value-type="float" office:value="4.351208" calcext:value-type="float">
            <text:p>4.3512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978941666667" calcext:value-type="float">
            <text:p>2.26979</text:p>
          </table:table-cell>
          <table:table-cell office:value-type="float" office:value="2.31379566666667" calcext:value-type="float">
            <text:p>2.3138</text:p>
          </table:table-cell>
          <table:table-cell office:value-type="float" office:value="4.125595" calcext:value-type="float">
            <text:p>4.12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924125" calcext:value-type="float">
            <text:p>2.26924</text:p>
          </table:table-cell>
          <table:table-cell office:value-type="float" office:value="2.245225" calcext:value-type="float">
            <text:p>2.24523</text:p>
          </table:table-cell>
          <table:table-cell office:value-type="float" office:value="3.377469" calcext:value-type="float">
            <text:p>3.3774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6637741666667" calcext:value-type="float">
            <text:p>2.26638</text:p>
          </table:table-cell>
          <table:table-cell office:value-type="float" office:value="2.37380408333333" calcext:value-type="float">
            <text:p>2.3738</text:p>
          </table:table-cell>
          <table:table-cell office:value-type="float" office:value="3.888726" calcext:value-type="float">
            <text:p>3.888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05575" calcext:value-type="float">
            <text:p>2.26056</text:p>
          </table:table-cell>
          <table:table-cell office:value-type="float" office:value="2.25590375" calcext:value-type="float">
            <text:p>2.2559</text:p>
          </table:table-cell>
          <table:table-cell office:value-type="float" office:value="3.459549" calcext:value-type="float">
            <text:p>3.459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884208333333" calcext:value-type="float">
            <text:p>2.16884</text:p>
          </table:table-cell>
          <table:table-cell office:value-type="float" office:value="2.25774791666667" calcext:value-type="float">
            <text:p>2.25775</text:p>
          </table:table-cell>
          <table:table-cell office:value-type="float" office:value="3.451695" calcext:value-type="float">
            <text:p>3.45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65785" calcext:value-type="float">
            <text:p>2.25658</text:p>
          </table:table-cell>
          <table:table-cell office:value-type="float" office:value="2.33093766666667" calcext:value-type="float">
            <text:p>2.33094</text:p>
          </table:table-cell>
          <table:table-cell office:value-type="float" office:value="3.85016" calcext:value-type="float">
            <text:p>3.8501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950658333333" calcext:value-type="float">
            <text:p>2.24951</text:p>
          </table:table-cell>
          <table:table-cell office:value-type="float" office:value="2.3775995" calcext:value-type="float">
            <text:p>2.3776</text:p>
          </table:table-cell>
          <table:table-cell office:value-type="float" office:value="3.484042" calcext:value-type="float">
            <text:p>3.484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380558333333" calcext:value-type="float">
            <text:p>2.24381</text:p>
          </table:table-cell>
          <table:table-cell office:value-type="float" office:value="2.47864016666667" calcext:value-type="float">
            <text:p>2.47864</text:p>
          </table:table-cell>
          <table:table-cell office:value-type="float" office:value="4.095486" calcext:value-type="float">
            <text:p>4.095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932483333333" calcext:value-type="float">
            <text:p>2.23932</text:p>
          </table:table-cell>
          <table:table-cell office:value-type="float" office:value="2.28054858333333" calcext:value-type="float">
            <text:p>2.28055</text:p>
          </table:table-cell>
          <table:table-cell office:value-type="float" office:value="3.363179" calcext:value-type="float">
            <text:p>3.363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816758333333" calcext:value-type="float">
            <text:p>2.23817</text:p>
          </table:table-cell>
          <table:table-cell office:value-type="float" office:value="2.39893758333333" calcext:value-type="float">
            <text:p>2.39894</text:p>
          </table:table-cell>
          <table:table-cell office:value-type="float" office:value="4.188545" calcext:value-type="float">
            <text:p>4.188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230858333333" calcext:value-type="float">
            <text:p>2.19231</text:p>
          </table:table-cell>
          <table:table-cell office:value-type="float" office:value="2.23699983333333" calcext:value-type="float">
            <text:p>2.237</text:p>
          </table:table-cell>
          <table:table-cell office:value-type="float" office:value="3.287984" calcext:value-type="float">
            <text:p>3.2879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688175" calcext:value-type="float">
            <text:p>2.18688</text:p>
          </table:table-cell>
          <table:table-cell office:value-type="float" office:value="2.23318175" calcext:value-type="float">
            <text:p>2.23318</text:p>
          </table:table-cell>
          <table:table-cell office:value-type="float" office:value="3.094293" calcext:value-type="float">
            <text:p>3.0942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027175" calcext:value-type="float">
            <text:p>2.23027</text:p>
          </table:table-cell>
          <table:table-cell office:value-type="float" office:value="2.36109133333333" calcext:value-type="float">
            <text:p>2.36109</text:p>
          </table:table-cell>
          <table:table-cell office:value-type="float" office:value="3.323992" calcext:value-type="float">
            <text:p>3.323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791416666667" calcext:value-type="float">
            <text:p>2.22791</text:p>
          </table:table-cell>
          <table:table-cell office:value-type="float" office:value="2.2818975" calcext:value-type="float">
            <text:p>2.2819</text:p>
          </table:table-cell>
          <table:table-cell office:value-type="float" office:value="3.517829" calcext:value-type="float">
            <text:p>3.5178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3470558333333" calcext:value-type="float">
            <text:p>2.23471</text:p>
          </table:table-cell>
          <table:table-cell office:value-type="float" office:value="2.22589308333333" calcext:value-type="float">
            <text:p>2.22589</text:p>
          </table:table-cell>
          <table:table-cell office:value-type="float" office:value="3.795371" calcext:value-type="float">
            <text:p>3.7953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276616666667" calcext:value-type="float">
            <text:p>2.22277</text:p>
          </table:table-cell>
          <table:table-cell office:value-type="float" office:value="2.3011795" calcext:value-type="float">
            <text:p>2.30118</text:p>
          </table:table-cell>
          <table:table-cell office:value-type="float" office:value="3.184034" calcext:value-type="float">
            <text:p>3.184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229975" calcext:value-type="float">
            <text:p>2.2223</text:p>
          </table:table-cell>
          <table:table-cell office:value-type="float" office:value="2.31953391666667" calcext:value-type="float">
            <text:p>2.31953</text:p>
          </table:table-cell>
          <table:table-cell office:value-type="float" office:value="3.760295" calcext:value-type="float">
            <text:p>3.76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903833333333" calcext:value-type="float">
            <text:p>2.21904</text:p>
          </table:table-cell>
          <table:table-cell office:value-type="float" office:value="2.29630708333333" calcext:value-type="float">
            <text:p>2.29631</text:p>
          </table:table-cell>
          <table:table-cell office:value-type="float" office:value="3.536147" calcext:value-type="float">
            <text:p>3.5361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59655" calcext:value-type="float">
            <text:p>2.21597</text:p>
          </table:table-cell>
          <table:table-cell office:value-type="float" office:value="2.23317633333333" calcext:value-type="float">
            <text:p>2.23318</text:p>
          </table:table-cell>
          <table:table-cell office:value-type="float" office:value="3.341128" calcext:value-type="float">
            <text:p>3.3411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538083333333" calcext:value-type="float">
            <text:p>2.21538</text:p>
          </table:table-cell>
          <table:table-cell office:value-type="float" office:value="2.35035791666667" calcext:value-type="float">
            <text:p>2.35036</text:p>
          </table:table-cell>
          <table:table-cell office:value-type="float" office:value="3.403074" calcext:value-type="float">
            <text:p>3.4030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497791666667" calcext:value-type="float">
            <text:p>2.21498</text:p>
          </table:table-cell>
          <table:table-cell office:value-type="float" office:value="2.32125" calcext:value-type="float">
            <text:p>2.32125</text:p>
          </table:table-cell>
          <table:table-cell office:value-type="float" office:value="3.021035" calcext:value-type="float">
            <text:p>3.021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471908333333" calcext:value-type="float">
            <text:p>2.21472</text:p>
          </table:table-cell>
          <table:table-cell office:value-type="float" office:value="2.24968491666667" calcext:value-type="float">
            <text:p>2.24968</text:p>
          </table:table-cell>
          <table:table-cell office:value-type="float" office:value="3.338178" calcext:value-type="float">
            <text:p>3.338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464883333333" calcext:value-type="float">
            <text:p>2.21465</text:p>
          </table:table-cell>
          <table:table-cell office:value-type="float" office:value="2.18165383333333" calcext:value-type="float">
            <text:p>2.18165</text:p>
          </table:table-cell>
          <table:table-cell office:value-type="float" office:value="3.279554" calcext:value-type="float">
            <text:p>3.279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410858333333" calcext:value-type="float">
            <text:p>2.21411</text:p>
          </table:table-cell>
          <table:table-cell office:value-type="float" office:value="2.20454775" calcext:value-type="float">
            <text:p>2.20455</text:p>
          </table:table-cell>
          <table:table-cell office:value-type="float" office:value="3.478381" calcext:value-type="float">
            <text:p>3.478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26825" calcext:value-type="float">
            <text:p>2.21268</text:p>
          </table:table-cell>
          <table:table-cell office:value-type="float" office:value="2.34182833333333" calcext:value-type="float">
            <text:p>2.34183</text:p>
          </table:table-cell>
          <table:table-cell office:value-type="float" office:value="3.527473" calcext:value-type="float">
            <text:p>3.5274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067425" calcext:value-type="float">
            <text:p>2.21067</text:p>
          </table:table-cell>
          <table:table-cell office:value-type="float" office:value="2.43982008333333" calcext:value-type="float">
            <text:p>2.43982</text:p>
          </table:table-cell>
          <table:table-cell office:value-type="float" office:value="3.763285" calcext:value-type="float">
            <text:p>3.7632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079925" calcext:value-type="float">
            <text:p>2.2008</text:p>
          </table:table-cell>
          <table:table-cell office:value-type="float" office:value="2.35204591666667" calcext:value-type="float">
            <text:p>2.35205</text:p>
          </table:table-cell>
          <table:table-cell office:value-type="float" office:value="3.574052" calcext:value-type="float">
            <text:p>3.574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142525" calcext:value-type="float">
            <text:p>2.11425</text:p>
          </table:table-cell>
          <table:table-cell office:value-type="float" office:value="2.19893375" calcext:value-type="float">
            <text:p>2.19893</text:p>
          </table:table-cell>
          <table:table-cell office:value-type="float" office:value="2.804595" calcext:value-type="float">
            <text:p>2.80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803391666667" calcext:value-type="float">
            <text:p>2.19803</text:p>
          </table:table-cell>
          <table:table-cell office:value-type="float" office:value="2.36586516666667" calcext:value-type="float">
            <text:p>2.36587</text:p>
          </table:table-cell>
          <table:table-cell office:value-type="float" office:value="3.635092" calcext:value-type="float">
            <text:p>3.635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240708333333" calcext:value-type="float">
            <text:p>2.21241</text:p>
          </table:table-cell>
          <table:table-cell office:value-type="float" office:value="2.19064708333333" calcext:value-type="float">
            <text:p>2.19065</text:p>
          </table:table-cell>
          <table:table-cell office:value-type="float" office:value="3.227747" calcext:value-type="float">
            <text:p>3.227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834941666667" calcext:value-type="float">
            <text:p>2.18835</text:p>
          </table:table-cell>
          <table:table-cell office:value-type="float" office:value="2.33897483333333" calcext:value-type="float">
            <text:p>2.33897</text:p>
          </table:table-cell>
          <table:table-cell office:value-type="float" office:value="3.506403" calcext:value-type="float">
            <text:p>3.506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274725" calcext:value-type="float">
            <text:p>2.18275</text:p>
          </table:table-cell>
          <table:table-cell office:value-type="float" office:value="2.38199266666667" calcext:value-type="float">
            <text:p>2.38199</text:p>
          </table:table-cell>
          <table:table-cell office:value-type="float" office:value="3.307238" calcext:value-type="float">
            <text:p>3.3072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128033333333" calcext:value-type="float">
            <text:p>2.18128</text:p>
          </table:table-cell>
          <table:table-cell office:value-type="float" office:value="2.26672033333333" calcext:value-type="float">
            <text:p>2.26672</text:p>
          </table:table-cell>
          <table:table-cell office:value-type="float" office:value="3.290594" calcext:value-type="float">
            <text:p>3.2905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7940425" calcext:value-type="float">
            <text:p>2.1794</text:p>
          </table:table-cell>
          <table:table-cell office:value-type="float" office:value="2.285288" calcext:value-type="float">
            <text:p>2.28529</text:p>
          </table:table-cell>
          <table:table-cell office:value-type="float" office:value="2.936646" calcext:value-type="float">
            <text:p>2.9366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17932983333333" calcext:value-type="float">
            <text:p>2.17933</text:p>
          </table:table-cell>
          <table:table-cell office:value-type="float" office:value="2.30998816666667" calcext:value-type="float">
            <text:p>2.30999</text:p>
          </table:table-cell>
          <table:table-cell office:value-type="float" office:value="3.290733" calcext:value-type="float">
            <text:p>3.290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906683333333" calcext:value-type="float">
            <text:p>2.17907</text:p>
          </table:table-cell>
          <table:table-cell office:value-type="float" office:value="2.06472475" calcext:value-type="float">
            <text:p>2.06472</text:p>
          </table:table-cell>
          <table:table-cell office:value-type="float" office:value="2.714494" calcext:value-type="float">
            <text:p>2.714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59615" calcext:value-type="float">
            <text:p>2.17596</text:p>
          </table:table-cell>
          <table:table-cell office:value-type="float" office:value="2.22701733333333" calcext:value-type="float">
            <text:p>2.22702</text:p>
          </table:table-cell>
          <table:table-cell office:value-type="float" office:value="2.840545" calcext:value-type="float">
            <text:p>2.840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428925" calcext:value-type="float">
            <text:p>2.17429</text:p>
          </table:table-cell>
          <table:table-cell office:value-type="float" office:value="2.22541216666667" calcext:value-type="float">
            <text:p>2.22541</text:p>
          </table:table-cell>
          <table:table-cell office:value-type="float" office:value="2.722331" calcext:value-type="float">
            <text:p>2.7223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29005" calcext:value-type="float">
            <text:p>2.1729</text:p>
          </table:table-cell>
          <table:table-cell office:value-type="float" office:value="2.32751216666667" calcext:value-type="float">
            <text:p>2.32751</text:p>
          </table:table-cell>
          <table:table-cell office:value-type="float" office:value="3.143894" calcext:value-type="float">
            <text:p>3.1438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164616666667" calcext:value-type="float">
            <text:p>2.17165</text:p>
          </table:table-cell>
          <table:table-cell office:value-type="float" office:value="2.31081991666667" calcext:value-type="float">
            <text:p>2.31082</text:p>
          </table:table-cell>
          <table:table-cell office:value-type="float" office:value="3.135274" calcext:value-type="float">
            <text:p>3.135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7136433333333" calcext:value-type="float">
            <text:p>2.17136</text:p>
          </table:table-cell>
          <table:table-cell office:value-type="float" office:value="2.1744385" calcext:value-type="float">
            <text:p>2.17444</text:p>
          </table:table-cell>
          <table:table-cell office:value-type="float" office:value="2.766904" calcext:value-type="float">
            <text:p>2.766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638666666667" calcext:value-type="float">
            <text:p>2.16639</text:p>
          </table:table-cell>
          <table:table-cell office:value-type="float" office:value="2.20126291666667" calcext:value-type="float">
            <text:p>2.20126</text:p>
          </table:table-cell>
          <table:table-cell office:value-type="float" office:value="2.897137" calcext:value-type="float">
            <text:p>2.897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1583555" calcext:value-type="float">
            <text:p>2.15836</text:p>
          </table:table-cell>
          <table:table-cell office:value-type="float" office:value="2.21516883333333" calcext:value-type="float">
            <text:p>2.21517</text:p>
          </table:table-cell>
          <table:table-cell office:value-type="float" office:value="3.196852" calcext:value-type="float">
            <text:p>3.1968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8016" calcext:value-type="float">
            <text:p>2.15802</text:p>
          </table:table-cell>
          <table:table-cell office:value-type="float" office:value="2.18374975" calcext:value-type="float">
            <text:p>2.18375</text:p>
          </table:table-cell>
          <table:table-cell office:value-type="float" office:value="2.792436" calcext:value-type="float">
            <text:p>2.792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415616666667" calcext:value-type="float">
            <text:p>2.20416</text:p>
          </table:table-cell>
          <table:table-cell office:value-type="float" office:value="2.12006575" calcext:value-type="float">
            <text:p>2.12007</text:p>
          </table:table-cell>
          <table:table-cell office:value-type="float" office:value="3.182858" calcext:value-type="float">
            <text:p>3.1828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992183333333" calcext:value-type="float">
            <text:p>2.08992</text:p>
          </table:table-cell>
          <table:table-cell office:value-type="float" office:value="2.14707516666667" calcext:value-type="float">
            <text:p>2.14708</text:p>
          </table:table-cell>
          <table:table-cell office:value-type="float" office:value="2.433663" calcext:value-type="float">
            <text:p>2.433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A1:.A5])" office:value-type="float" office:value="0" calcext:value-type="float">
            <text:p>0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0" calcext:value-type="float">
            <text:p>0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1" calcext:value-type="float">
            <text:p>1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5" calcext:value-type="float">
            <text:p>5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5" calcext:value-type="float">
            <text:p>5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0" calcext:value-type="float">
            <text:p>0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0" calcext:value-type="float">
            <text:p>0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1" calcext:value-type="float">
            <text:p>1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5" calcext:value-type="float">
            <text:p>5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4" calcext:value-type="float">
            <text:p>4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1" calcext:value-type="float">
            <text:p>1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4" calcext:value-type="float">
            <text:p>4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1" calcext:value-type="float">
            <text:p>1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1" calcext:value-type="float">
            <text:p>1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4" calcext:value-type="float">
            <text:p>4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5" calcext:value-type="float">
            <text:p>5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1" calcext:value-type="float">
            <text:p>1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40:28.580553884</dc:date>
    <meta:document-statistic meta:table-count="1" meta:cell-count="4642" meta:object-count="0"/>
    <meta:generator>LibreOffice/4.2.8.2$Linux_X86_64 LibreOffice_project/420m0$Build-2</meta:generator>
  </office:meta>
</office:document-meta>
</file>